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9mm"/>
    </style:style>
    <style:style style:name="co3" style:family="table-column">
      <style:table-column-properties fo:break-before="auto" style:column-width="80.43mm"/>
    </style:style>
    <style:style style:name="co4" style:family="table-column">
      <style:table-column-properties fo:break-before="auto" style:column-width="86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84d1" style:text-align-source="fix" style:repeat-content="false" fo:border="2.01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1.5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84d1" style:text-align-source="fix" style:repeat-content="false" fo:wrap-option="wrap" fo:border="2.01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wrap-option="wrap" fo:border="1.5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° pratique</text:p>
          </table:table-cell>
          <table:table-cell table:style-name="ce2" office:value-type="string" calcext:value-type="string">
            <text:p>Catégorie</text:p>
          </table:table-cell>
          <table:table-cell table:style-name="ce5" office:value-type="string" calcext:value-type="string">
            <text:p>Intitulé</text:p>
          </table:table-cell>
          <table:table-cell table:style-name="ce5" office:value-type="string" calcext:value-type="string">
            <text:p>Remarques (si nécessaire)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ternatives</text:p>
          </table:table-cell>
          <table:table-cell table:style-name="ce6" office:value-type="string" calcext:value-type="string">
            <text:p>Chaque image est dotée d'une alternative textuelle appropriée.</text:p>
          </table:table-cell>
          <table:table-cell table:style-name="ce6" office:value-type="string" calcext:value-type="string">
            <text:p>L’image de la cigogne bleue dans le footer n’avait pas de balise ALT. On lui en a rajouté une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ontenus</text:p>
          </table:table-cell>
          <table:table-cell table:style-name="ce6" office:value-type="string" calcext:value-type="string">
            <text:p>Le titre de chaque page permet d'identifier son contenu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Hyperliens</text:p>
          </table:table-cell>
          <table:table-cell table:style-name="ce6" office:value-type="string" calcext:value-type="string">
            <text:p>Le soulignement est réservé aux hyperliens.</text:p>
          </table:table-cell>
          <table:table-cell table:style-name="ce6" office:value-type="string" calcext:value-type="string">
            <text:p>Pas de soulignement mais ils sont différenciés du contenu par des boutons arrondis, aucun autre élément n’étant du même type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Hyperliens</text:p>
          </table:table-cell>
          <table:table-cell table:style-name="ce6" office:value-type="string" calcext:value-type="string">
            <text:p>Les hyperliens sont visuellement différenciés du reste du contenu.</text:p>
          </table:table-cell>
          <table:table-cell table:style-name="ce6" office:value-type="string" calcext:value-type="string">
            <text:p>Pas de soulignement mais ils sont différenciés du contenu par des boutons arrondis, aucun autre élément n’étant du même type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Identification</text:p>
          </table:table-cell>
          <table:table-cell table:style-name="ce6" office:value-type="string" calcext:value-type="string">
            <text:p>Le nom du site et/ou le nom de l'auteur sont indiqués sur chaque page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Identification</text:p>
          </table:table-cell>
          <table:table-cell table:style-name="ce6" office:value-type="string" calcext:value-type="string">
            <text:p>La page d'accueil expose la nature des contenus et services proposés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Internationalisation</text:p>
          </table:table-cell>
          <table:table-cell table:style-name="ce6" office:value-type="string" calcext:value-type="string">
            <text:p>Le pays est précisé dans toutes les adresses postales.</text:p>
          </table:table-cell>
          <table:table-cell table:style-name="ce6" office:value-type="string" calcext:value-type="string">
            <text:p>Dans l’adresse de contact (footer)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Navigation</text:p>
          </table:table-cell>
          <table:table-cell table:style-name="ce6" office:value-type="string" calcext:value-type="string">
            <text:p>Il est possible de revenir à la page d'accueil depuis toutes les pages.</text:p>
          </table:table-cell>
          <table:table-cell table:style-name="ce6" office:value-type="string" calcext:value-type="string">
            <text:p>Par le bouton Accueil du header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Serveur et performances</text:p>
          </table:table-cell>
          <table:table-cell table:style-name="ce6" office:value-type="string" calcext:value-type="string">
            <text:p>Le serveur envoie une page d'erreur 404 personnalisée.</text:p>
          </table:table-cell>
          <table:table-cell table:style-name="ce6" office:value-type="string" calcext:value-type="string">
            <text:p>Avec possibilité de poursuivre la navigation ! (cf. pratique 214)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erveur et performances</text:p>
          </table:table-cell>
          <table:table-cell table:style-name="ce6" office:value-type="string" calcext:value-type="string">
            <text:p>Le serveur envoie un code http 404 pour les ressources non trouvées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ableaux</text:p>
          </table:table-cell>
          <table:table-cell table:style-name="ce6" office:value-type="string" calcext:value-type="string">
            <text:p>Les cellules des tableaux de données sont reliées à leurs en-têtes.</text:p>
          </table:table-cell>
          <table:table-cell table:style-name="ce6" office:value-type="string" calcext:value-type="string">
            <text:p>Ces tableaux ne sont présents que sur le panneau d’administration (gestion des cartes et des utilisateurs)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Code</text:p>
          </table:table-cell>
          <table:table-cell table:style-name="ce6" office:value-type="string" calcext:value-type="string">
            <text:p>Le contenu ne comporte pas de tableaux imbriqués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Code</text:p>
          </table:table-cell>
          <table:table-cell table:style-name="ce6" office:value-type="string" calcext:value-type="string">
            <text:p>Le codage de caractères utilisé est UTF-8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ode</text:p>
          </table:table-cell>
          <table:table-cell table:style-name="ce6" office:value-type="string" calcext:value-type="string">
            <text:p>Les textes pouvant être mis en forme via des styles ne sont pas remplacés par des images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ontact</text:p>
          </table:table-cell>
          <table:table-cell table:style-name="ce6" office:value-type="string" calcext:value-type="string">
            <text:p>Le site propose au moins deux moyens de contact.</text:p>
          </table:table-cell>
          <table:table-cell table:style-name="ce6" office:value-type="string" calcext:value-type="string">
            <text:p>Adresse postale en footer + Formulaire de contact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Code</text:p>
          </table:table-cell>
          <table:table-cell table:style-name="ce6" office:value-type="string" calcext:value-type="string">
            <text:p>Le contenu et le sens de chaque page ne sont pas altérés lorsque les styles sont désactivés.</text:p>
          </table:table-cell>
          <table:table-cell table:style-name="ce6" office:value-type="string" calcext:value-type="string">
            <text:p>Test fonctionnel avec Firefox. Le site reste navigable malgré l’absence de style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Hyperliens</text:p>
          </table:table-cell>
          <table:table-cell table:style-name="ce6" office:value-type="string" calcext:value-type="string">
            <text:p>Le survol ou l'activation des hyperliens ne modifie pas la mise en page.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Présentation</text:p>
          </table:table-cell>
          <table:table-cell table:style-name="ce6" office:value-type="string" calcext:value-type="string">
            <text:p>Le site propose au moins une feuille de styles dédiée à l'impression.</text:p>
          </table:table-cell>
          <table:table-cell table:style-name="ce6" office:value-type="string" calcext:value-type="string">
            <text:p>Pour imprimer les cartes. Rendu fonctionnel grâce à Sylvain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Serveur et performances</text:p>
          </table:table-cell>
          <table:table-cell table:style-name="ce6" office:value-type="string" calcext:value-type="string">
            <text:p>Le serveur envoie une page d'interdiction 403 personnalisée.</text:p>
          </table:table-cell>
          <table:table-cell table:style-name="ce6" office:value-type="string" calcext:value-type="string">
            <text:p>Avec possibilité de poursuivre la navigation ! (cf. pratique 214)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Tableaux</text:p>
          </table:table-cell>
          <table:table-cell table:style-name="ce6" office:value-type="string" calcext:value-type="string">
            <text:p>Les tableaux de données ne sont pas simulés à l'aide de texte mis en forme.</text:p>
          </table:table-cell>
          <table:table-cell table:style-name="ce6" office:value-type="string" calcext:value-type="string">
            <text:p>Mis en forme via CSS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Contenus</text:p>
          </table:table-cell>
          <table:table-cell table:style-name="ce6" office:value-type="string" calcext:value-type="string">
            <text:p>Le contenu de chaque page du site ne comporte pas de fautes d'orthographe.</text:p>
          </table:table-cell>
          <table:table-cell table:style-name="ce6" office:value-type="string" calcext:value-type="string">
            <text:p>Correction minutieuse apportée par Florian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Formulaires</text:p>
          </table:table-cell>
          <table:table-cell table:style-name="ce6" office:value-type="string" calcext:value-type="string">
            <text:p>Chaque étiquette de formulaire est visuellement rattachée au champ qu'elle décrit.</text:p>
          </table:table-cell>
          <table:table-cell table:style-name="ce6" office:value-type="string" calcext:value-type="string">
            <text:p>Via un placeholder, qui indique ce que l’internaute doit saisir dans le champ auquel il est attaché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Présentation</text:p>
          </table:table-cell>
          <table:table-cell table:style-name="ce6" office:value-type="string" calcext:value-type="string">
            <text:p>Le nombre de polices utilisées sur le site est inférieur ou égal à trois (sauf présentation de travaux ou produits graphiques).</text:p>
          </table:table-cell>
          <table:table-cell table:style-name="ce6" office:value-type="string" calcext:value-type="string">
            <text:p>2 polices uniquement sont utilisées pour le projet : BlokLetters ; HennyPenny (toutes 2 trouvables sur FontSquirrel)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Présentation</text:p>
          </table:table-cell>
          <table:table-cell table:style-name="ce6" office:value-type="string" calcext:value-type="string">
            <text:p>Le site propose une ou plusieurs feuilles de style dédiées aux terminaux mobiles.</text:p>
          </table:table-cell>
          <table:table-cell table:style-name="ce6" office:value-type="string" calcext:value-type="string">
            <text:p>Optimisation via Bootstrap (4 seuils de repositionnement graphique).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Serveur et performances</text:p>
          </table:table-cell>
          <table:table-cell table:style-name="ce6" office:value-type="string" calcext:value-type="string">
            <text:p>Le menu principal de navigation figure sur les pages d'erreur personnalisées.</text:p>
          </table:table-cell>
          <table:table-cell table:style-name="ce6" office:value-type="string" calcext:value-type="string">
            <text:p>Pour poursuivre la navigation en cas d’erreur 403 ou 404.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B2:Feuille1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5:28:41.289000000</meta:creation-date>
    <dc:date>2015-12-16T16:26:06.629000000</dc:date>
    <meta:editing-duration>PT3M8S</meta:editing-duration>
    <meta:editing-cycles>1</meta:editing-cycles>
    <meta:document-statistic meta:table-count="1" meta:cell-count="96" meta:object-count="0"/>
    <meta:generator>LibreOffice/5.0.2.2$Windows_x86 LibreOffice_project/37b43f919e4de5eeaca9b9755ed688758a8251fe</meta:generator>
  </office:meta>
</office:document-meta>
</file>